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800000222C3829DA15E4B0550.jpg" manifest:media-type="image/jpeg"/>
  <manifest:file-entry manifest:full-path="Pictures/10000000000001F4000001192F028F46E236146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fair Display" svg:font-family="'Playfair Display'"/>
    <style:font-face style:name="Playfair Display1" svg:font-family="'Playfair Display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irc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miscShapeWipe" smil:subtype="fanOutHorizontal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miscShapeWipe" smil:subtype="vertical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miscShapeWipe" smil:subtype="bottomCenter"/>
    </style:style>
    <style:style style:name="dp6" style:family="drawing-page">
      <style:drawing-page-properties presentation:background-visible="true" presentation:background-objects-visible="true" draw:fill="solid" draw:fill-color="#1b212c" style:repeat="stretch" presentation:display-footer="false" presentation:display-page-number="false" presentation:display-date-time="false" smil:type="slideWipe" smil:subtype="fromTop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true" draw:fit-to-size="false" style:shrink-to-fit="false" fo:min-height="3.87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8.286cm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 style:list-style-name="L3">
      <style:graphic-properties draw:stroke="solid" svg:stroke-width="0.026cm" svg:stroke-color="#ffffff" draw:stroke-linejoin="round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77pt" fo:letter-spacing="normal" fo:font-style="normal" style:text-underline-style="none" fo:font-weight="normal" style:font-name-asian="Montserrat1" style:font-size-asian="77pt" style:font-style-asian="normal" style:font-weight-asian="normal" style:font-name-complex="Montserrat1" style:font-size-complex="77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Montserrat1" style:font-size-complex="24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28pt" fo:letter-spacing="normal" fo:font-style="normal" style:text-underline-style="none" fo:font-weight="normal" style:font-name-asian="Lato1" style:font-size-asian="28pt" style:font-style-asian="normal" style:font-weight-asian="normal" style:font-name-complex="Lato1" style:font-size-complex="28pt" style:font-style-complex="normal" style:font-weight-complex="normal"/>
    </style:style>
    <style:style style:name="T4" style:family="text">
      <style:text-properties fo:font-variant="normal" fo:text-transform="none" fo:color="#d9d9d9" loext:opacity="100%" style:text-line-through-style="none" style:text-line-through-type="none" style:text-position="0% 100%" style:font-name="Playfair Display" fo:font-size="29pt" fo:letter-spacing="normal" fo:font-style="normal" style:text-underline-style="none" fo:font-weight="normal" style:font-name-asian="Playfair Display" style:font-size-asian="29pt" style:font-style-asian="normal" style:font-weight-asian="normal" style:font-name-complex="Playfair Display" style:font-size-complex="29pt" style:font-style-complex="normal" style:font-weight-complex="normal"/>
    </style:style>
    <style:style style:name="T5" style:family="text">
      <style:text-properties fo:font-variant="normal" fo:text-transform="none" fo:color="#d9d9d9" loext:opacity="100%" style:text-line-through-style="none" style:text-line-through-type="none" style:text-position="0% 100%" style:font-name="Playfair Display" fo:font-size="16pt" fo:letter-spacing="normal" fo:font-style="normal" style:text-underline-style="none" fo:font-weight="normal" style:font-name-asian="Playfair Display" style:font-size-asian="16pt" style:font-style-asian="normal" style:font-weight-asian="normal" style:font-name-complex="Playfair Display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134;p13" presentation:style-name="pr1" draw:text-style-name="P2" draw:layer="layout" svg:width="13.937cm" svg:height="4.385cm" svg:x="9.825cm" svg:y="4.384cm" presentation:class="title">
          <draw:text-box>
            <text:p text:style-name="P1"><text:span text:style-name="T1">Github</text:span></text:p>
          </draw:text-box>
        </draw:frame>
        <draw:custom-shape draw:name="Google Shape;136;p13" draw:style-name="gr1" draw:text-style-name="P3" draw:layer="layout" svg:width="9.785cm" svg:height="2.539cm" svg:x="15.614cm" svg:y="0cm">
          <text:p text:style-name="P1"><text:span text:style-name="T2">Feito por ; Vinícius.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4" draw:layer="layout" svg:width="22.859cm" svg:height="8.286cm" svg:x="1.27cm" svg:y="3.343cm">
          <draw:text-box>
            <text:p text:style-name="P1"><text:span text:style-name="T3">Apresentação sobre :</text:span></text:p>
          </draw:text-box>
        </draw:frame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draw:name="Google Shape;141;p14" presentation:style-name="pr4" draw:text-style-name="P6" draw:layer="layout" svg:width="6.416cm" svg:height="1.604cm" draw:transform="rotate (3.10581340392391) translate (26.302cm 14.094cm)" presentation:class="subtitle" presentation:placeholder="true" presentation:user-transformed="true">
          <draw:text-box/>
        </draw:frame>
        <draw:custom-shape draw:name="Google Shape;142;p14" draw:style-name="gr1" draw:text-style-name="P3" draw:layer="layout" svg:width="9.23cm" svg:height="2.961cm" svg:x="8.085cm" svg:y="0.864cm">
          <text:p text:style-name="P1"><text:span text:style-name="T4">O que é o githu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1" draw:text-style-name="P3" draw:layer="layout" svg:width="17.023cm" svg:height="9.295cm" svg:x="4.188cm" svg:y="2.783cm">
          <text:p text:style-name="P1"><text:span text:style-name="T5">O GitHub é uma plataforma de hospedagem de código-fonte que permite aos desenvolvedores colaborar e gerenciar projetos de software. Ele utiliza o sistema de controle de versão Git, que facilita o envio de alterações no código ao longo do tempo. No GitHub, os usuários podem criar repositórios para armazenar seus projetos, compartilhar código com outros desenvolvedores, fazer contribuições e até mesmo revisar o trabalho de outros. A plataforma também oferece ferramentas para rastrear problemas, integrar-se com outros serviços e promover o trabalho em equipe de maneira eficiente. Além disso, é amplamente utilizado para projetos de código aberto, permitindo que qualquer pessoa ver o seu códi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3" draw:text-style-name="P3" draw:layer="layout" svg:width="15.556cm" svg:height="1.068cm" svg:x="5.699cm" svg:y="1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name="Google Shape;138;g32cd2186897_0_51:notes" draw:style-name="gr2" draw:layer="layout" svg:width="16.932cm" svg:height="9.524cm" svg:x="1.059cm" svg:y="1.905cm" draw:page-number="2" presentation:class="page"/>
          <draw:frame draw:name="Google Shape;139;g32cd2186897_0_51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 xml:id="id3" draw:id="id3">
        <office:forms form:automatic-focus="false" form:apply-design-mode="false"/>
        <draw:frame draw:name="Google Shape;149;p15" presentation:style-name="pr6" draw:text-style-name="P6" draw:layer="layout" svg:width="6.416cm" svg:height="0.224cm" draw:transform="rotate (-0.0357792496658844) translate (19.956cm 12.035cm)" presentation:class="subtitle" presentation:placeholder="true" presentation:user-transformed="true">
          <draw:text-box/>
        </draw:frame>
        <draw:custom-shape draw:name="Google Shape;150;p15" draw:style-name="gr1" draw:text-style-name="P3" draw:layer="layout" svg:width="11.213cm" svg:height="1.736cm" svg:x="7.093cm" svg:y="1.029cm">
          <text:p text:style-name="P1"><text:span text:style-name="T4">Como posso usá-l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5" draw:style-name="gr1" draw:text-style-name="P3" draw:layer="layout" svg:width="18.52cm" svg:height="7.021cm" svg:x="3.44cm" svg:y="3.595cm">
          <text:p text:style-name="P1"><text:span text:style-name="T6">O GitHub é uma plataforma online usada por desenvolvedores para armazenar e compartilhar código-fonte de projetos. Para usá-lo, primeiro você precisa criar uma conta e instalar o Git, uma ferramenta que facilita o controle de versões do código. Com o Git instalado, você pode criar um repositório no GitHub, clonar esse repositório para o seu computador e começar a trabalhar no código. Ao fazer alterações, basta usar comandos do Git para adicionar essas modificações ao repositório local e depois enviá-las para o GitHub (com "commit" e "push"). O GitHub também permite a colaboração em equipe, onde várias pessoas podem trabalhar no mesmo projeto, revisar alterações e propor melhorias por meio de pull requests . Além Questões wiki para documentaç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name="Google Shape;146;g32cd2186897_0_187:notes" draw:style-name="gr2" draw:layer="layout" svg:width="16.932cm" svg:height="9.524cm" svg:x="1.059cm" svg:y="1.905cm" draw:page-number="3" presentation:class="page"/>
          <draw:frame draw:name="Google Shape;147;g32cd2186897_0_18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 xml:id="id4" draw:id="id4">
        <office:forms form:automatic-focus="false" form:apply-design-mode="false"/>
        <draw:frame draw:name="Google Shape;156;p16" presentation:style-name="pr8" draw:text-style-name="P6" draw:layer="layout" svg:width="6.416cm" svg:height="0.224cm" draw:transform="rotate (-0.0357792496658844) translate (19.956cm 12.035cm)" presentation:class="subtitle" presentation:placeholder="true" presentation:user-transformed="true">
          <draw:text-box/>
        </draw:frame>
        <draw:custom-shape draw:name="Google Shape;157;p16" draw:style-name="gr1" draw:text-style-name="P3" draw:layer="layout" svg:width="15.972cm" svg:height="2.963cm" svg:x="3.903cm" svg:y="0cm">
          <text:p text:style-name="P1"><text:span text:style-name="T4">Por que a maioria dos usuarios sao programadore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6" draw:style-name="gr1" draw:text-style-name="P3" draw:layer="layout" svg:width="18.52cm" svg:height="11.467cm" svg:x="2.494cm" svg:y="2.8cm">
          <text:p text:style-name="P7"><text:span text:style-name="T6">A maioria dos usuários do Git são programadores porque o Git é uma ferramenta de controle de versão que foi inicialmente desenvolvida para gerenciar o código-fonte do software. Programadores frequentemente lidam com códigos complexos e grandes, que podem sofrer várias alterações ao longo do tempo. O Git permite que eles acompanhem essas mudanças, revertam versões anteriores quando necessário, trabalhem em equipe de forma eficiente e colaborem</text:span></text:p>
          <text:p text:style-name="P7"><text:span text:style-name="T6">Além disso, plataformas como o GitHub tornam a colaboração e o compartilhamento de código mais acessíveis, permitindo que os programadores compartilhem seus projetos, contribuam para os de outros e mantenha um histórico completo do que foi feito. Esse controle de versões e a facilidade de desenvolvimento são essenciais para garantir que o desenvolvimento de software seja organizado, eficiente e escalável, tornando-o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name="Google Shape;153;g32cd2186897_0_195:notes" draw:style-name="gr2" draw:layer="layout" svg:width="16.932cm" svg:height="9.524cm" svg:x="1.059cm" svg:y="1.905cm" draw:page-number="4" presentation:class="page"/>
          <draw:frame draw:name="Google Shape;154;g32cd2186897_0_19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 xml:id="id5" draw:id="id5">
        <office:forms form:automatic-focus="false" form:apply-design-mode="false"/>
        <draw:frame draw:name="Google Shape;163;p17" presentation:style-name="pr10" draw:text-style-name="P6" draw:layer="layout" svg:width="6.416cm" svg:height="0.224cm" draw:transform="rotate (-0.0357792496658844) translate (19.956cm 12.035cm)" presentation:class="subtitle" presentation:placeholder="true" presentation:user-transformed="true">
          <draw:text-box/>
        </draw:frame>
        <draw:custom-shape draw:name="Google Shape;164;p17" draw:style-name="gr1" draw:text-style-name="P3" draw:layer="layout" svg:width="14.125cm" svg:height="3.768cm" svg:x="0cm" svg:y="0cm">
          <text:p text:style-name="P1"><text:span text:style-name="T1">Resumo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7" draw:style-name="gr1" draw:text-style-name="P3" draw:layer="layout" svg:width="16.029cm" svg:height="6.429cm" svg:x="8.871cm" svg:y="3.286cm">
          <text:p text:style-name="P1"><text:span text:style-name="T6">O GitHub é uma plataforma de hospedagem de código-fonte que utiliza o Git, um sistema de controle de versão, para gerenciar e monitorar alterações no código. A maioria dos usuários do Git são programadores, pois eles permitem organizar e colaborar em projetos de software, facilitando o trabalho em equipe e o controle de versões. Para usar o GitHub, é necessário criar uma conta, instalar o Git, criar ou clonar repositórios, adicionar arquivos e enviar as alterações de volta ao GitHub. Ele também oferece recursos como questões , **solicitações de pull e **wikis para melhorar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name="Google Shape;160;g32cd2186897_0_202:notes" draw:style-name="gr2" draw:layer="layout" svg:width="16.932cm" svg:height="9.524cm" svg:x="1.059cm" svg:y="1.905cm" draw:page-number="5" presentation:class="page"/>
          <draw:frame draw:name="Google Shape;161;g32cd2186897_0_20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fair Display" svg:font-family="'Playfair Display'"/>
    <style:font-face style:name="Playfair Display1" svg:font-family="'Playfair Display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0000001F4000001192F028F46E2361465.jpg" xlink:type="simple" xlink:show="embed" xlink:actuate="onLoad"/>
    <draw:fill-image draw:name="msFillBitmap_20_2" draw:display-name="msFillBitmap 2" xlink:href="Pictures/10000000000001F4000001192F028F46E2361465.jpg" xlink:type="simple" xlink:show="embed" xlink:actuate="onLoad"/>
    <draw:fill-image draw:name="msFillBitmap_20_3" draw:display-name="msFillBitmap 3" xlink:href="Pictures/10000000000002D800000222C3829DA15E4B055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0:59:20.913661467</dc:date>
    <meta:editing-duration>PT3M23S</meta:editing-duration>
    <meta:editing-cycles>1</meta:editing-cycles>
    <meta:document-statistic meta:object-count="51"/>
  </office:meta>
</office:document-meta>
</file>